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5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SOC.py 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3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4 s lag, 0.4v/32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wrap_hi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3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10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wrap_lo_fa; i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2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3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s lag, 5 A th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ib_diff_fa; red_loss</text:p>
          </table:table-cell>
          <table:table-cell/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/>
          <table:table-cell office:value-type="string" calcext:value-type="string">
            <text:p>cc_diff_fa; ib_sel_stat -1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e_wrap +0.2 V (thr=0.4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v0.8</text:p>
          </table:table-cell>
          <table:table-cell table:number-columns-repeated="3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4 s lag, -0.5v/-40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/>
          <table:table-cell office:value-type="string" calcext:value-type="string">
            <text:p>wrap_lo_fa; vb_sel_stat -1</text:p>
          </table:table-cell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cc_diff_fa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0-13T12:23:29.784000000</dc:date>
    <meta:editing-duration>PT6H49M20S</meta:editing-duration>
    <meta:editing-cycles>6</meta:editing-cycles>
    <meta:generator>LibreOffice/7.6.2.1$Windows_X86_64 LibreOffice_project/56f7684011345957bbf33a7ee678afaf4d2ba333</meta:generator>
    <meta:document-statistic meta:table-count="1" meta:cell-count="90" meta:object-count="0"/>
  </office:meta>
</office:document-meta>
</file>